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language="de" fo:country="D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pan ist der viertgroesste Inselstaat der Welt (nach Indonesien etc) und besteht aus 4 Hauptinseln. Eine parlamentarische Monarchie, deren Bevoelkerung ueber 126 Mio ist, Japan ist ein hoch entwickeltes Industrieland.</text:p>
      <text:p text:style-name="P1">Aber wie hat das begonnen?</text:p>
      <text:p text:style-name="P1"/>
      <text:p text:style-name="P1">Fuer die Japaner ist es vielleicht nicht so angenehm zuzugeben, dass am Anfang China eine riesige Beeinflussung ueber ihre Heimat gehabt hat. Sie haben fast alles von den Chinesen uebernahmen: den Tee, die Schrift, die Technik, Reis anzubauen, die Waage und das Go, das Muenzgeld oder die Zeitrechnung. Sogar den eigenen Namen: Nippon beudeutet auf Chinesisch „Das Land, wo die Sonne aufgeht“. Japan hat die chinesische kulturelle Ueberlegenheit akzeptiert und die Kultur fast rueckhaltlos angenommen, weil dieses Land isoliert am Rande der zivilisierten Welt war und es keine andere Wahl gab.</text:p>
      <text:p text:style-name="P1"/>
      <text:p text:style-name="P1">Auch die chinesische Religion, der Buddhismus, hat die einheimische Religion, der Shintoismus, ersetzt. Shintoismus ist eine Naturreligion: die Seele eines verstorbenen Menschen existiert weiterhin auf Baeumen, auf Bergen, auf Steinen oder Schwerten.</text:p>
      <text:p text:style-name="P1">Buddhismus ist eine universale Erloesungsreligion, voller Toleranz gegenueber allem; es hat geholfen, aus dem heterogenen Japan einen Zentralstaat zu machen.</text:p>
      <text:p text:style-name="P1"/>
      <text:p text:style-name="P1">Japan hat das aelteste Kaiserhaus der Welt. Der amtierende Kaiser (oder Tenno) ist der 125. Tenno von dieser Familie (seit 700 vor Christ oder 200).</text:p>
      <text:p text:style-name="P1">Am Anfang hat der Kaiser zusammen mit maechtigen Adel regiert. Im Jahr 650 geschah eine grosse Wende, Taika: das Land wurde eingeteilt in Regierungsbezirke, Provinzen, Distrikten usw. </text:p>
      <text:p text:style-name="P1">Japan ist nicht mehr durch Verwandtschaftbeziehungen der Clans geleitet, sondern durch einen Verwaltungsapparat. Ueber allem, auch ueber das Gesetz, stand der Tenno.</text:p>
      <text:p text:style-name="P1"/>
      <text:p text:style-name="P1">Die Japaner glaubten, dass der Tod eine Wohnung verunreinigt. Deshalb, wenn ein Kaiser starb, eine neue Stadt als Hauptresidenz gewaehlt wurde . Die erste feste Haupstadt wird Nara gegruendet: 200.000 Einwohner, 4 mal 5 Kilometer gross, die Hauptstrasse mass in Breite 85 Meter etc.</text:p>
      <text:p text:style-name="P1"/>
      <text:p text:style-name="P1">Weil die zwangsrekrutierte Bauernarmee zu schwach und zu unzuverlaessig war, hat der Kaiser die Wehrpflicht abgeschafft. Eine Profi-Armee hat dann also erschienen: die Samurai. Diese sind am Anfang einfach mehr oder weniger gut ausgebildet Soeldner. Viele von diesen Kriegern (oder Bushi) waren Bauern oder Raeuber. Danach profilierten sich als meisterhafte Bogenschuetzen und Schwertkämpfer. Ihrer Ethik „Bushido“ besteht aus Loyalitaet, Mut und Todesverachtung. Der Kern der Ethik war die Treue zum den Fuerst, den Daimyo.</text:p>
      <text:p text:style-name="P1"/>
      <text:p text:style-name="P1">Wenn die Samurai eine Niederlage erlitten hatte, begeht er meistens eine rituelle Freitod: Seppuku oder Harakiri. Der Samurai schlitze sich von links nach recht den Bauch (unter dem Nabel) auf; dann folgt ein senkrechter Schnitt von Unter- zum Oberbauch. Der Bauch gilt als Wohnsitz des Willens und der Wahrheit, als energetisches Zentrum des Koerpers. Man reinigt seine Seele durch Harakiri. </text:p>
      <text:p text:style-name="P1"/>
      <text:p text:style-name="P1">Allmaehlich hat der Kaiser die Macht verloren. Kraftvolle Sippen kaempfen sich, um den Shogun (oder den groessten General) zu benennen. Aber zuerst mussten die Kriegerclans gemeinsam gegen einen Feind kaempfen: den Mongolenfuehrer Kublai-Khan, der 1200 mit einer Flotte der 40.000 Kriegern in der Bucht von Hakata ging.</text:p>
      <text:p text:style-name="P1">Die Mongolen kaempften nicht Mann gegen Mann, wie die Samurai gewohnt waren. Sie stuertzten die Samurai mit einem Regen aus Giftpfeilen und Granaten, und die Japaner haben schwere Verluste erlitten. Aber die Goetter haben Japan geholfen: ein schwerer Sturm vernichtete einen grossen Teil der <text:soft-page-break/>mongolischen Flotte. Die Japaner nannten dieses Unwetter „Kamikaze“: goettlicher Wind. Sieben Jahre spaeter schuetzte eine weiterer Taifun das Land erneut vor einen gewaltigen Invasion der Mongolen.</text:p>
      <text:p text:style-name="P1"/>
      <text:p text:style-name="P1">Japan wurde Mitte des 16. Jahrhunderts von den Portugiesen entdeckt. Diese machten Kommerz (mit Waffen, Samt, Uhren, Glaswaren) und konkurrierten mit den Hollaendern, die bald ihnen folgten.</text:p>
      <text:p text:style-name="P1">Ein ziemlich grosser Erfolg hatten die spanische Jesuiten, die freundlich empfangen waren, und die versucht haben, das Land zu christen. Viele Japaner (manche Mio) nehmen den neuen Glauben an.</text:p>
      <text:p text:style-name="P1"/>
      <text:p text:style-name="P1">Mitte des 17. Jahrhunderts ist ein Aufstand der tausende christlichen Bauern und herrenlosen Samurai stattgefunden. Sie rebellierten gegen einen brutalen Fuerst und die zu hohe Steuerlast. Trotz ihrer Uebermacht erleiden die Regierungstruppen empfindliche Verluste. Deshalb baten sie die Hollaender um Hilfe (so dass die Mauern einer Festung mit Schiffsgeschütze zu niederwalzen) und mit deren Beitrag unterdrueckten den Aufstand. 37.000 Christen sind massakriert, darunter viele Frauen und Kinder.</text:p>
      <text:p text:style-name="P1"/>
      <text:p text:style-name="P1">Dann beginn die Sakoku-Aera: eine Abriegelung, die 200 Jahre dauern wird. Der Shogun fuerchtet Invasionsplaene der Spanier und Portugiesen. Christliche Religion ist verboten, die Spanier und Portugiesen sind verbannten, nur die Hollaender duerfen bleiben. Kein Japaner darf mehr das Land verlassen.</text:p>
      <text:p text:style-name="P1">Diese Isolierung dauert bis Mitte des 19. Jahrhunderts, wann ein US-Segelschiff mit Kanonen beschossen wird. Als Tadel hat eine US-Flotte die Oeffnung der Haefen und die Aufnahme von Handelsbeziehungen erzwang. Die Amerikaner diktierten ungleiche Vertraege, und danach auch Franzosen und Briten haben dieselbe Sache gemacht.</text:p>
      <text:p text:style-name="P1">Japan musste eine rasante Modernisierung beginn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2T23:42:24</meta:creation-date>
    <meta:generator>LibreOffice/3.5$Linux_X86_64 LibreOffice_project/350m1$Build-2</meta:generator>
    <dc:date>2012-11-13T01:01:42</dc:date>
    <meta:editing-duration>PT1H18M28S</meta:editing-duration>
    <meta:editing-cycles>111</meta:editing-cycles>
    <meta:document-statistic meta:table-count="0" meta:image-count="0" meta:object-count="0" meta:page-count="2" meta:paragraph-count="19" meta:word-count="762" meta:character-count="5301" meta:non-whitespace-character-count="4556"/>
  </office:meta>
</office:document-meta>
</file>